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407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4.752cm"/>
    </style:style>
    <style:style style:name="co6" style:family="table-column">
      <style:table-column-properties fo:break-before="auto" style:column-width="13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-ranges="Sheet1.A1:Sheet1.C4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office:value-type="string">
            <text:p>Abschätzung vor Prototypenproduktion</text:p>
          </table:table-cell>
          <table:table-cell office:value-type="string">
            <text:p>Abschätzung während Prototypenproduktion</text:p>
          </table:table-cell>
          <table:table-cell table:style-name="Default" office:value-type="string">
            <text:p>Auf Basis der Angebote</text:p>
          </table:table-cell>
          <table:table-cell/>
        </table:table-row>
        <table:table-row table:style-name="ro1">
          <table:table-cell office:value-type="string">
            <text:p>Serie Stückzahl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style-name="Default"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 office:value-type="float" office:value="300">
            <text:p>300</text:p>
          </table:table-cell>
          <table:table-cell table:style-name="Default"/>
          <table:table-cell office:value-type="string">
            <text:p>Angebot der Firma Bromberger in Donaueschingen</text:p>
          </table:table-cell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/>
          <table:table-cell office:value-type="float" office:value="1200">
            <text:p>1200,00</text:p>
          </table:table-cell>
          <table:table-cell office:value-type="string">
            <text:p>für Boden und Deckel nur eine Stanzform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/>
          <table:table-cell table:formula="of:= 2* 1406.4" office:value-type="float" office:value="2812.8">
            <text:p>2812,80</text:p>
          </table:table-cell>
          <table:table-cell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ege</text:p>
          </table:table-cell>
          <table:table-cell table:number-columns-repeated="2" office:value-type="float" office:value="32">
            <text:p>32</text:p>
          </table:table-cell>
          <table:table-cell table:formula="of:= 2*1072.7" office:value-type="float" office:value="2145.4">
            <text:p>2145,40</text:p>
          </table:table-cell>
          <table:table-cell/>
        </table:table-row>
        <table:table-row table:style-name="ro1">
          <table:table-cell table:style-name="ce2" office:value-type="string">
            <text:p>fix</text:p>
          </table:table-cell>
          <table:table-cell table:number-columns-repeated="2"/>
          <table:table-cell office:value-type="float" office:value="2400">
            <text:p>2400,00</text:p>
          </table:table-cell>
          <table:table-cell office:value-type="string">
            <text:p>für jeden Steg eine eigene Stanzform für 1200,-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Falteinlagen</text:p>
          </table:table-cell>
          <table:table-cell table:number-columns-repeated="2" office:value-type="float" office:value="32">
            <text:p>32</text:p>
          </table:table-cell>
          <table:table-cell table:formula="of:= 2*782" office:value-type="float" office:value="1564">
            <text:p>1564,00</text:p>
          </table:table-cell>
          <table:table-cell/>
        </table:table-row>
        <table:table-row table:style-name="ro1">
          <table:table-cell table:style-name="ce2" office:value-type="string">
            <text:p>fix</text:p>
          </table:table-cell>
          <table:table-cell table:number-columns-repeated="2"/>
          <table:table-cell office:value-type="float" office:value="2400">
            <text:p>2400,00</text:p>
          </table:table-cell>
          <table:table-cell office:value-type="string">
            <text:p>für jedes Blatt eine eigene Stanzform für 1200,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 table:number-columns-repeated="3"/>
        </table:table-row>
        <table:table-row table:style-name="ro1">
          <table:table-cell office:value-type="string">
            <text:p>Einrichtung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3,50/Stück</text:p>
          </table:table-cell>
          <table:table-cell office:value-type="string">
            <text:p>Schätzung von 3 – 4 Euro gemittelt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 office:value-type="float" office:value="160">
            <text:p>160</text:p>
          </table:table-cell>
          <table:table-cell office:value-type="float" office:value="3500">
            <text:p>3500,00</text:p>
          </table:table-cell>
          <table:table-cell/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 office:value-type="string">
            <text:p>7,-/Stück</text:p>
          </table:table-cell>
          <table:table-cell office:value-type="string">
            <text:p>4,40/Stück</text:p>
          </table:table-cell>
          <table:table-cell office:value-type="string">
            <text:p>Angebot aus dem Wiesental, könnte wahrscheinlich noch optimiert werden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 office:value-type="float" office:value="140">
            <text:p>140</text:p>
          </table:table-cell>
          <table:table-cell office:value-type="float" office:value="4400">
            <text:p>440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 table:number-columns-repeated="3"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 office:value-type="float" office:value="139.28">
            <text:p>139,28</text:p>
          </table:table-cell>
          <table:table-cell table:formula="of:= 1000*140/18" office:value-type="float" office:value="7777.77777777778">
            <text:p>7777,78</text:p>
          </table:table-cell>
          <table:table-cell office:value-type="string">
            <text:p>Extrapoliert aus Kleinserie, 7 € pro Deck scheint dabei viel zu hoch</text:p>
          </table:table-cell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 1000 * 12 * (140/18)/122" office:value-type="float" office:value="765.027322404371">
            <text:p>765,03</text:p>
          </table:table-cell>
          <table:table-cell office:value-type="string">
            <text:p>12 Karten in eigenem Format, Preis auf Basis des Preises einer Karte oben</text:p>
          </table:table-cell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 1000 * 8 * (140/18)/122" office:value-type="float" office:value="510.018214936248">
            <text:p>510,02</text:p>
          </table:table-cell>
          <table:table-cell office:value-type="string">
            <text:p>8 Karten in eigenem Format, Preis auf Basis des Preises einer Karte oben</text:p>
          </table:table-cell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 office:value-type="string">
            <text:p>Meeple 0,10/Stück, Würfel 0,25/Stück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 office:value-type="float" office:value="8">
            <text:p>8</text:p>
          </table:table-cell>
          <table:table-cell table:formula="of:= 1000 * 4 * 0.1" office:value-type="float" office:value="400">
            <text:p>400,00</text:p>
          </table:table-cell>
          <table:table-cell office:value-type="string">
            <text:p>Auf Basis Einzelpreis bei Spielmaterial, sicher zu hoch</text:p>
          </table:table-cell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 1000 * 4 * 0.25" office:value-type="float" office:value="1000">
            <text:p>1000,00</text:p>
          </table:table-cell>
          <table:table-cell office:value-type="string">
            <text:p>Auf Basis Einzelpreis bei Spielmaterial, sicher zu hoch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 table:formula="of:=20*0.05" office:value-type="float" office:value="1">
            <text:p>1</text:p>
          </table:table-cell>
          <table:table-cell office:value-type="float" office:value="6600">
            <text:p>6600,00</text:p>
          </table:table-cell>
          <table:table-cell office:value-type="string">
            <text:p>Dabei geht Faller mit ins Risiko und erwartet Amortisation durch Nachbestellung</text:p>
          </table:table-cell>
        </table:table-row>
        <table:table-row table:style-name="ro1">
          <table:table-cell office:value-type="string">
            <text:p>Aufkleber</text:p>
          </table:table-cell>
          <table:table-cell office:value-type="float" office:value="20.07">
            <text:p>20,07</text:p>
          </table:table-cell>
          <table:table-cell office:value-type="float" office:value="27.04">
            <text:p>27,04</text:p>
          </table:table-cell>
          <table:table-cell table:formula="of:=1000 * 27 / 18" office:value-type="float" office:value="1500">
            <text:p>1500,00</text:p>
          </table:table-cell>
          <table:table-cell office:value-type="string">
            <text:p>Auf Basis Kleinserie, sicher viel zu hoch. Möglicherweise Fähnchen bedrucken..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egelheft</text:p>
          </table:table-cell>
          <table:table-cell table:number-columns-repeated="2" office:value-type="string">
            <text:p>Flyeralarm 160,-/100Stück</text:p>
          </table:table-cell>
          <table:table-cell table:style-name="Default" office:value-type="string">
            <text:p>Flyeralarm 220,-/1000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32 * 1.6" office:value-type="float" office:value="51.2">
            <text:p>51,2</text:p>
          </table:table-cell>
          <table:table-cell table:formula="of:=32 * 1.6" office:value-type="float" office:value="51.2">
            <text:p>51,2</text:p>
          </table:table-cell>
          <table:table-cell office:value-type="float" office:value="220">
            <text:p>220,0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formula="of:=SUM([.B4:.B39])" office:value-type="float" office:value="1634.83">
            <text:p>1634,83</text:p>
          </table:table-cell>
          <table:table-cell table:formula="of:=SUM([.C4:.C39])" office:value-type="float" office:value="1340.52">
            <text:p>1340,52</text:p>
          </table:table-cell>
          <table:table-cell table:formula="of:=SUM([.D4:.D39])" office:value-type="float" office:value="39195.0233151184">
            <text:p>39195,02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40]/[.B2]" office:value-type="float" office:value="51.0884375">
            <text:p>51,09</text:p>
          </table:table-cell>
          <table:table-cell table:formula="of:=[.C40]/[.C2]" office:value-type="float" office:value="67.026">
            <text:p>67,03</text:p>
          </table:table-cell>
          <table:table-cell table:formula="of:=[.D40]/[.D2]" office:value-type="float" office:value="39.1950233151184">
            <text:p>39,2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631cm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64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15.02.2022</text:date>, <text:time>08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48M15S</meta:editing-duration>
    <meta:editing-cycles>13</meta:editing-cycles>
    <meta:generator>OpenOffice/4.1.5$Win32 OpenOffice.org_project/415m1$Build-9789</meta:generator>
    <dc:date>2022-02-15T08:08:09.99</dc:date>
    <dc:creator>Jirka Dell'Oro-Friedl</dc:creator>
    <meta:printed-by>Jirka Dell'Oro-Friedl</meta:printed-by>
    <meta:print-date>2022-01-12T12:36:06.25</meta:print-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